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4.9717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0.7209in"/>
    </style:style>
    <style:style style:name="co7" style:family="table-column">
      <style:table-column-properties fo:break-before="auto" style:column-width="0.939in"/>
    </style:style>
    <style:style style:name="co8" style:family="table-column">
      <style:table-column-properties fo:break-before="auto" style:column-width="1.0925in"/>
    </style:style>
    <style:style style:name="co9" style:family="table-column">
      <style:table-column-properties fo:break-before="auto" style:column-width="1.0484in"/>
    </style:style>
    <style:style style:name="co10" style:family="table-column">
      <style:table-column-properties fo:break-before="auto" style:column-width="1.0047in"/>
    </style:style>
    <style:style style:name="co11" style:family="table-column">
      <style:table-column-properties fo:break-before="auto" style:column-width="0.7972in"/>
    </style:style>
    <style:style style:name="co12" style:family="table-column">
      <style:table-column-properties fo:break-before="auto" style:column-width="0.678in"/>
    </style:style>
    <style:style style:name="co13" style:family="table-column">
      <style:table-column-properties fo:break-before="auto" style:column-width="1.12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Operation</text:p>
          </table:table-cell>
          <table:table-cell table:style-name="ce1" office:value-type="string">
            <text:p>ALU output</text:p>
          </table:table-cell>
          <table:table-cell table:style-name="ce1" office:value-type="string">
            <text:p>Flags</text:p>
          </table:table-cell>
          <table:table-cell table:style-name="ce1" office:value-type="string">
            <text:p>Regwrite</text:p>
          </table:table-cell>
          <table:table-cell table:style-name="ce1" office:value-type="string">
            <text:p>RegwriteSrc</text:p>
          </table:table-cell>
          <table:table-cell table:style-name="ce1" office:value-type="string">
            <text:p>PcSrc</text:p>
          </table:table-cell>
          <table:table-cell table:style-name="ce1" office:value-type="string">
            <text:p>AluSrcA (Dst)</text:p>
          </table:table-cell>
          <table:table-cell table:style-name="ce1" office:value-type="string">
            <text:p>AluSrcB (Src)</text:p>
          </table:table-cell>
          <table:table-cell table:style-name="ce1" office:value-type="string">
            <text:p>Sign ext Imm</text:p>
          </table:table-cell>
          <table:table-cell table:style-name="ce1" office:value-type="string">
            <text:p>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Condition</text:p>
          </table:table-cell>
          <table:table-cell table:style-name="ce2" office:value-type="string">
            <text:p>Required</text:p>
          </table:table-cell>
        </table:table-row>
        <table:table-row table:style-name="ro1">
          <table:table-cell office:value-type="string">
            <text:p>ADD</text:p>
          </table:table-cell>
          <table:table-cell office:value-type="string">
            <text:p>Dst + Sr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10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ADDI</text:p>
          </table:table-cell>
          <table:table-cell office:value-type="string">
            <text:p>Dst + Sr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010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ADDU</text:p>
          </table:table-cell>
          <table:table-cell office:value-type="string">
            <text:p>Dst + 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110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ADDUI</text:p>
          </table:table-cell>
          <table:table-cell office:value-type="string">
            <text:p>Dst + 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0110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ADDC</text:p>
          </table:table-cell>
          <table:table-cell office:value-type="string">
            <text:p>Dst + Src + 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111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ADDCI</text:p>
          </table:table-cell>
          <table:table-cell office:value-type="string">
            <text:p>Dst + Src + 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0111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MUL</text:p>
          </table:table-cell>
          <table:table-cell office:value-type="string">
            <text:p>Dst * 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1110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MULI</text:p>
          </table:table-cell>
          <table:table-cell office:value-type="string">
            <text:p>Dst * 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1110</text:p>
          </table:table-cell>
          <table:table-cell table:number-columns-repeated="2" office:value-type="string">
            <text:p>x</text:p>
          </table:table-cell>
          <table:table-cell/>
        </table:table-row>
        <table:table-row table:style-name="ro1">
          <table:table-cell office:value-type="string">
            <text:p>SUB</text:p>
          </table:table-cell>
          <table:table-cell office:value-type="string">
            <text:p>Dst + (-Src)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101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SUBI</text:p>
          </table:table-cell>
          <table:table-cell office:value-type="string">
            <text:p>Dst + (-Src)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100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SUBC</text:p>
          </table:table-cell>
          <table:table-cell office:value-type="string">
            <text:p>Dst – Src - 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1010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SUBCI</text:p>
          </table:table-cell>
          <table:table-cell office:value-type="string">
            <text:p>Dst – Src - C</text:p>
          </table:table-cell>
          <table:table-cell office:value-type="string">
            <text:p>CFZN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1010</text:p>
          </table:table-cell>
          <table:table-cell table:number-columns-repeated="2"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CMP</text:p>
          </table:table-cell>
          <table:table-cell office:value-type="string">
            <text:p>Dst + (-Src)</text:p>
          </table:table-cell>
          <table:table-cell office:value-type="string">
            <text:p>LZN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101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CMPI</text:p>
          </table:table-cell>
          <table:table-cell office:value-type="string">
            <text:p>Dst + (-Src)</text:p>
          </table:table-cell>
          <table:table-cell office:value-type="string">
            <text:p>LZN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4'b101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string">
            <text:p>Dst &amp; Src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00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ANDI</text:p>
          </table:table-cell>
          <table:table-cell office:value-type="string">
            <text:p>Dst &amp; Src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000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string">
            <text:p>Dst | Src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01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ORI</text:p>
          </table:table-cell>
          <table:table-cell office:value-type="string">
            <text:p>Dst | Src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0010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XOR</text:p>
          </table:table-cell>
          <table:table-cell office:value-type="string">
            <text:p>Dst ^ Src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01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XORI</text:p>
          </table:table-cell>
          <table:table-cell office:value-type="string">
            <text:p>Dst ^ Src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001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MOV</text:p>
          </table:table-cell>
          <table:table-cell office:value-type="string">
            <text:p>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110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MOVI</text:p>
          </table:table-cell>
          <table:table-cell office:value-type="string">
            <text:p>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110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LSH</text:p>
          </table:table-cell>
          <table:table-cell office:value-type="string">
            <text:p>Amt = -src; Src &lt; 0 ? Dst &gt;&gt; amt[3:0] : Dst &lt;&lt; Src[3:0]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1000</text:p>
          </table:table-cell>
          <table:table-cell office:value-type="string">
            <text:p>4'b01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LSHI left</text:p>
          </table:table-cell>
          <table:table-cell office:value-type="string">
            <text:p>Dst &lt;&lt; Src[3:0]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1000</text:p>
          </table:table-cell>
          <table:table-cell office:value-type="string">
            <text:p>4'b00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LSHI right</text:p>
          </table:table-cell>
          <table:table-cell office:value-type="string">
            <text:p>Dst &gt;&gt; -Src[4:0]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1000</text:p>
          </table:table-cell>
          <table:table-cell office:value-type="string">
            <text:p>4'b0001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ASHU</text:p>
          </table:table-cell>
          <table:table-cell office:value-type="string">
            <text:p>Amt = -src; Src &lt; 0 ? (Dst &gt;&gt; Src[3:0]) | ({amt{Dst[15]}} &lt;&lt; (16-amt)) : Dst &lt;&lt; Src [3:0]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1000</text:p>
          </table:table-cell>
          <table:table-cell table:number-columns-repeated="2"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ASHUI left</text:p>
          </table:table-cell>
          <table:table-cell office:value-type="string">
            <text:p>Dst &lt;&lt; Src [3:0]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1000</text:p>
          </table:table-cell>
          <table:table-cell office:value-type="string">
            <text:p>4'b0000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2">
          <table:table-cell office:value-type="string">
            <text:p>ASHUI right</text:p>
          </table:table-cell>
          <table:table-cell office:value-type="string">
            <text:p>amt = -Src[4:0]; (Dst &gt;&gt; amt) | ({amt{Dst[15]}} &lt;&lt; (16-amt))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1000</text:p>
          </table:table-cell>
          <table:table-cell office:value-type="string">
            <text:p>4'b0001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office:value-type="string">
            <text:p>LUI</text:p>
          </table:table-cell>
          <table:table-cell office:value-type="string">
            <text:p>Dst &lt;&lt; 8 | 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4'b1111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LOAD</text:p>
          </table:table-cell>
          <table:table-cell office:value-type="string">
            <text:p>don't car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mor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4'b0100</text:p>
          </table:table-cell>
          <table:table-cell office:value-type="string">
            <text:p>4'b00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STOR</text:p>
          </table:table-cell>
          <table:table-cell office:value-type="string">
            <text:p>don't car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100</text:p>
          </table:table-cell>
          <table:table-cell office:value-type="string">
            <text:p>4'b10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Scond</text:p>
          </table:table-cell>
          <table:table-cell office:value-type="string">
            <text:p>1 if condition is true, 0 if false (condition code stored in src[3:0])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4'b0100</text:p>
          </table:table-cell>
          <table:table-cell office:value-type="string">
            <text:p>4'b1101</text:p>
          </table:table-cell>
          <table:table-cell office:value-type="string">
            <text:p>condition code</text:p>
          </table:table-cell>
          <table:table-cell office:value-type="string">
            <text:p>*?</text:p>
          </table:table-cell>
        </table:table-row>
        <table:table-row table:style-name="ro2">
          <table:table-cell office:value-type="string">
            <text:p>JAL</text:p>
          </table:table-cell>
          <table:table-cell office:value-type="string">
            <text:p>Sr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C+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100</text:p>
          </table:table-cell>
          <table:table-cell table:number-columns-repeated="2" office:value-type="string">
            <text:p>x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Bcond</text:p>
          </table:table-cell>
          <table:table-cell office:value-type="string">
            <text:p>cond ? Dst + src : Ds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'b1100</text:p>
          </table:table-cell>
          <table:table-cell office:value-type="string">
            <text:p>x</text:p>
          </table:table-cell>
          <table:table-cell office:value-type="string">
            <text:p>condition code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Jcond</text:p>
          </table:table-cell>
          <table:table-cell office:value-type="string">
            <text:p>cond ? Src : Ds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100</text:p>
          </table:table-cell>
          <table:table-cell office:value-type="string">
            <text:p>4'b1100</text:p>
          </table:table-cell>
          <table:table-cell office:value-type="string">
            <text:p>condition code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NOT</text:p>
          </table:table-cell>
          <table:table-cell office:value-type="string">
            <text:p>~Dst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Al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0100</text:p>
          </table:table-cell>
          <table:table-cell office:value-type="string">
            <text:p>x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string">
            <text:p>Dst &amp; Src</text:p>
          </table:table-cell>
          <table:table-cell office:value-type="string">
            <text:p>Z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string">
            <text:p>4'b0000</text:p>
          </table:table-cell>
          <table:table-cell office:value-type="string">
            <text:p>4'b1111</text:p>
          </table:table-cell>
          <table:table-cell office:value-type="string">
            <text:p>x</text:p>
          </table:table-cell>
          <table:table-cell office:value-type="string">
            <text:p>*?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Regwrite</text:p>
          </table:table-cell>
          <table:table-cell office:value-type="string">
            <text:p>On register file, if true, the data from the regwritesrc mux will be written to dst_addr</text:p>
          </table:table-cell>
          <table:table-cell table:number-columns-repeated="11"/>
        </table:table-row>
        <table:table-row table:style-name="ro1">
          <table:table-cell office:value-type="string">
            <text:p>Regwritesrc</text:p>
          </table:table-cell>
          <table:table-cell office:value-type="string">
            <text:p>Mux that determines which data source to write to register file.</text:p>
          </table:table-cell>
          <table:table-cell table:number-columns-repeated="11"/>
        </table:table-row>
        <table:table-row table:style-name="ro1">
          <table:table-cell office:value-type="string">
            <text:p>PcSrc</text:p>
          </table:table-cell>
          <table:table-cell office:value-type="string">
            <text:p>0 = PC gets PC + 1; 1 = PC gets ALU output </text:p>
          </table:table-cell>
          <table:table-cell table:number-columns-repeated="11"/>
        </table:table-row>
        <table:table-row table:style-name="ro1">
          <table:table-cell office:value-type="string">
            <text:p>AluSrcA</text:p>
          </table:table-cell>
          <table:table-cell office:value-type="string">
            <text:p>0 = PC + 1; 1 = dst_data</text:p>
          </table:table-cell>
          <table:table-cell table:number-columns-repeated="11"/>
        </table:table-row>
        <table:table-row table:style-name="ro1">
          <table:table-cell office:value-type="string">
            <text:p>AluSrcB</text:p>
          </table:table-cell>
          <table:table-cell office:value-type="string">
            <text:p>0 = src_data; 1 = immediate</text:p>
          </table:table-cell>
          <table:table-cell table:number-columns-repeated="11"/>
        </table:table-row>
        <table:table-row table:style-name="ro1">
          <table:table-cell office:value-type="string">
            <text:p>SignExtImm</text:p>
          </table:table-cell>
          <table:table-cell office:value-type="string">
            <text:p>0 = no sign extension of immediate; 1 = sign extension of immediate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11/04/2010</text:date>, <text:time>13:4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07T14:59:24.49</meta:creation-date>
    <dc:date>2010-11-04T13:45:08.26</dc:date>
    <dc:creator>m s</dc:creator>
    <meta:editing-duration>PT06H39M43S</meta:editing-duration>
    <meta:editing-cycles>69</meta:editing-cycles>
    <meta:generator>OpenOffice.org/3.2$Win32 OpenOffice.org_project/320m12$Build-9483</meta:generator>
    <meta:document-statistic meta:table-count="3" meta:cell-count="484" meta:object-count="0"/>
  </office:meta>
</office:document-meta>
</file>